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40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euille1" table:style-name="ta1">
        <table:table-column table:style-name="co1" table:number-columns-repeated="4" table:default-cell-style-name="ce1"/>
        <table:table-column table:style-name="co2" table:number-columns-repeated="16380" table:default-cell-style-name="ce1"/>
        <table:table-row table:style-name="ro1">
          <table:table-cell office:value-type="string" table:style-name="ce1">
            <text:p>genre</text:p>
          </table:table-cell>
          <table:table-cell office:value-type="string" table:style-name="ce1">
            <text:p>nbEpisode</text:p>
          </table:table-cell>
          <table:table-cell office:value-type="string" table:style-name="ce1">
            <text:p>resume</text:p>
          </table:table-cell>
          <table:table-cell office:value-type="string" table:style-name="ce1">
            <text:p>serieName</text:p>
          </table:table-cell>
          <table:table-cell table:number-columns-repeated="16380"/>
        </table:table-row>
        <table:table-row table:style-name="ro1">
          <table:table-cell office:value-type="string" table:style-name="ce1">
            <text:p><text:s/>Policier</text:p>
          </table:table-cell>
          <table:table-cell office:value-type="float" office:value="37" table:style-name="ce1">
            <text:p>37</text:p>
          </table:table-cell>
          <table:table-cell office:value-type="string" table:style-name="ce1">
            <text:p>Light Yagami est un lycéen surdoué qui juge le monde actuel criminel, pourri et corrompu. Sa vie change du tout au tout le jour où il ramasse par hasard un mystérieux cahier intitulé « Death Note »</text:p>
          </table:table-cell>
          <table:table-cell office:value-type="string" table:style-name="ce1">
            <text:p>Death_note</text:p>
          </table:table-cell>
          <table:table-cell table:number-columns-repeated="16380"/>
        </table:table-row>
        <table:table-row table:style-name="ro2">
          <table:table-cell office:value-type="string" table:style-name="ce1">
            <text:p>Action, aventure, fantasy</text:p>
          </table:table-cell>
          <table:table-cell office:value-type="float" office:value="24" table:style-name="ce1">
            <text:p>24</text:p>
          </table:table-cell>
          <table:table-cell office:value-type="string" table:style-name="ce2">
            <text:p>Dans le royaume de Liones, les Chevaliers Sacrés, des soldats aux pouvoirs terrifiants au service de la couronne, viennent de trahir et renverser le roi. Elizabeth Liones, la troisième fille du roi, réussit à s’enfuir et part chercher de l'aide. Son seul espoir est la compagnie des Seven Deadly Sins, un groupe de sept anciens Chevaliers Sacrés surpuissants, recherchés depuis dix ans pour un crime qu’ils n'ont pas commis : l'assassinat du général en chef des Chevaliers Sacrés.</text:p>
            <text:p/>
            <text:p>Elizabeth arrive un jour dans une taverne, le Boar Hat, et rencontre le tenancier, un jeune garçon nommé Meliodas, et Hawk, son cochon loquace. Mais, surprise, le garçon se trouve être l’ancien chef des Seven Deadly Sins, le dragon de la Colère. À eux deux, ils vont partir à la recherche des six autres Deadly Sins et tenter de défaire les Chevaliers Sacrés</text:p>
          </table:table-cell>
          <table:table-cell office:value-type="string" table:style-name="ce1">
            <text:p>Nanatsu_no_Taizai</text:p>
          </table:table-cell>
          <table:table-cell table:number-columns-repeated="16380"/>
        </table:table-row>
        <table:table-row table:number-rows-repeated="104857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fr" number:country="FR">
      <number:number number: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Georges corbineau</dc:creator>
    <meta:creation-date>2016-11-03T16:14:59Z</meta:creation-date>
    <dc:date>2016-11-09T14:50:34Z</dc:date>
    <meta:editing-cycles>3</meta:editing-cycles>
    <meta:editing-duration>PT243S</meta:editing-duration>
  </office:meta>
</office:document-meta>
</file>